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/>
    </style:style>
    <style:style style:name="T7" style:parent-style-name="DefaultParagraphFont" style:family="text">
      <style:text-properties style:font-name-complex="Arial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P46" style:parent-style-name="Normal" style:family="paragraph">
      <style:paragraph-properties style:writing-mode="rl-tb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/>
    </style:style>
    <style:style style:name="P78" style:parent-style-name="Normal" style:family="paragraph">
      <style:paragraph-properties style:writing-mode="rl-tb"/>
    </style:style>
    <style:style style:name="P79" style:parent-style-name="Normal" style:family="paragraph">
      <style:paragraph-properties style:writing-mode="rl-tb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T88" style:parent-style-name="DefaultParagraphFont" style:family="text">
      <style:text-properties style:font-name-complex="Arial"/>
    </style:style>
    <style:style style:name="T89" style:parent-style-name="DefaultParagraphFont" style:family="text">
      <style:text-properties style:font-name-complex="Arial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P96" style:parent-style-name="Normal" style:family="paragraph">
      <style:paragraph-properties style:writing-mode="rl-tb"/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/>
    </style:style>
    <style:style style:name="T105" style:parent-style-name="DefaultParagraphFont" style:family="text">
      <style:text-properties style:font-name-complex="Arial"/>
    </style:style>
    <style:style style:name="T106" style:parent-style-name="DefaultParagraphFont" style:family="text">
      <style:text-properties style:font-name-complex="Arial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P109" style:parent-style-name="Normal" style:family="paragraph">
      <style:paragraph-properties style:writing-mode="rl-tb"/>
    </style:style>
    <style:style style:name="P110" style:parent-style-name="Normal" style:family="paragraph">
      <style:paragraph-properties style:writing-mode="rl-tb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T113" style:parent-style-name="DefaultParagraphFont" style:family="text">
      <style:text-properties style:font-name-complex="Arial"/>
    </style:style>
    <style:style style:name="T114" style:parent-style-name="DefaultParagraphFont" style:family="text">
      <style:text-properties style:font-name-complex="Arial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T119" style:parent-style-name="DefaultParagraphFont" style:family="text">
      <style:text-properties style:font-name-complex="Arial"/>
    </style:style>
    <style:style style:name="T120" style:parent-style-name="DefaultParagraphFont" style:family="text">
      <style:text-properties style:font-name-complex="Arial"/>
    </style:style>
    <style:style style:name="T121" style:parent-style-name="DefaultParagraphFont" style:family="text">
      <style:text-properties style:font-name-complex="Arial"/>
    </style:style>
    <style:style style:name="T122" style:parent-style-name="DefaultParagraphFont" style:family="text">
      <style:text-properties style:font-name-complex="Arial"/>
    </style:style>
    <style:style style:name="T123" style:parent-style-name="DefaultParagraphFont" style:family="text">
      <style:text-properties style:font-name-complex="Arial"/>
    </style:style>
    <style:style style:name="T124" style:parent-style-name="DefaultParagraphFont" style:family="text">
      <style:text-properties style:font-name-complex="Arial"/>
    </style:style>
    <style:style style:name="T125" style:parent-style-name="DefaultParagraphFont" style:family="text"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P128" style:parent-style-name="Normal" style:family="paragraph">
      <style:paragraph-properties style:writing-mode="rl-tb"/>
    </style:style>
    <style:style style:name="T129" style:parent-style-name="DefaultParagraphFont" style:family="text">
      <style:text-properties style:font-name-complex="Arial"/>
    </style:style>
    <style:style style:name="T130" style:parent-style-name="DefaultParagraphFont" style:family="text">
      <style:text-properties style:font-name-complex="Arial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146" style:parent-style-name="DefaultParagraphFont" style:family="text">
      <style:text-properties style:font-name-complex="Arial"/>
    </style:style>
    <style:style style:name="T147" style:parent-style-name="DefaultParagraphFont" style:family="text">
      <style:text-properties style:font-name-complex="Arial"/>
    </style:style>
    <style:style style:name="T148" style:parent-style-name="DefaultParagraphFont" style:family="text">
      <style:text-properties style:font-name-complex="Arial"/>
    </style:style>
    <style:style style:name="P149" style:parent-style-name="Normal" style:family="paragraph">
      <style:paragraph-properties style:writing-mode="rl-tb"/>
    </style:style>
    <style:style style:name="P150" style:parent-style-name="Normal" style:family="paragraph">
      <style:paragraph-properties style:writing-mode="rl-tb"/>
    </style:style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/>
    </style:style>
    <style:style style:name="T167" style:parent-style-name="DefaultParagraphFont" style:family="text">
      <style:text-properties style:font-name-complex="Arial"/>
    </style:style>
    <style:style style:name="P168" style:parent-style-name="Normal" style:family="paragraph">
      <style:paragraph-properties style:writing-mode="rl-tb"/>
    </style:style>
    <style:style style:name="T169" style:parent-style-name="DefaultParagraphFont" style:family="text">
      <style:text-properties style:font-name-complex="Arial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T172" style:parent-style-name="DefaultParagraphFont" style:family="text">
      <style:text-properties style:font-name-complex="Arial"/>
    </style:style>
    <style:style style:name="T173" style:parent-style-name="DefaultParagraphFont" style:family="text">
      <style:text-properties style:font-name-complex="Arial"/>
    </style:style>
    <style:style style:name="T174" style:parent-style-name="DefaultParagraphFont" style:family="text">
      <style:text-properties style:font-name-complex="Arial"/>
    </style:style>
    <style:style style:name="T175" style:parent-style-name="DefaultParagraphFont" style:family="text">
      <style:text-properties style:font-name-complex="Arial"/>
    </style:style>
    <style:style style:name="T176" style:parent-style-name="DefaultParagraphFont" style:family="text">
      <style:text-properties style:font-name-complex="Arial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T182" style:parent-style-name="DefaultParagraphFont" style:family="text">
      <style:text-properties style:font-name-complex="Arial"/>
    </style:style>
    <style:style style:name="T183" style:parent-style-name="DefaultParagraphFont" style:family="text">
      <style:text-properties style:font-name-complex="Arial"/>
    </style:style>
    <style:style style:name="T184" style:parent-style-name="DefaultParagraphFont" style:family="text">
      <style:text-properties style:font-name-complex="Arial"/>
    </style:style>
    <style:style style:name="T185" style:parent-style-name="DefaultParagraphFont" style:family="text">
      <style:text-properties style:font-name-complex="Arial"/>
    </style:style>
    <style:style style:name="T186" style:parent-style-name="DefaultParagraphFont" style:family="text">
      <style:text-properties style:font-name-complex="Arial"/>
    </style:style>
    <style:style style:name="T187" style:parent-style-name="DefaultParagraphFont" style:family="text">
      <style:text-properties style:font-name-complex="Arial"/>
    </style:style>
    <style:style style:name="T188" style:parent-style-name="DefaultParagraphFont" style:family="text">
      <style:text-properties style:font-name-complex="Arial"/>
    </style:style>
    <style:style style:name="P189" style:parent-style-name="Normal" style:family="paragraph">
      <style:paragraph-properties style:writing-mode="rl-tb"/>
    </style:style>
    <style:style style:name="T190" style:parent-style-name="DefaultParagraphFont" style:family="text">
      <style:text-properties style:font-name-complex="Arial"/>
    </style:style>
    <style:style style:name="T191" style:parent-style-name="DefaultParagraphFont" style:family="text">
      <style:text-properties style:font-name-complex="Arial"/>
    </style:style>
    <style:style style:name="T192" style:parent-style-name="DefaultParagraphFont" style:family="text">
      <style:text-properties style:font-name-complex="Arial"/>
    </style:style>
    <style:style style:name="T193" style:parent-style-name="DefaultParagraphFont" style:family="text">
      <style:text-properties style:font-name-complex="Arial"/>
    </style:style>
    <style:style style:name="T194" style:parent-style-name="DefaultParagraphFont" style:family="text">
      <style:text-properties style:font-name-complex="Arial"/>
    </style:style>
    <style:style style:name="T195" style:parent-style-name="DefaultParagraphFont" style:family="text">
      <style:text-properties style:font-name-complex="Arial"/>
    </style:style>
    <style:style style:name="T196" style:parent-style-name="DefaultParagraphFont" style:family="text">
      <style:text-properties style:font-name-complex="Arial"/>
    </style:style>
    <style:style style:name="T197" style:parent-style-name="DefaultParagraphFont" style:family="text">
      <style:text-properties style:font-name-complex="Arial"/>
    </style:style>
    <style:style style:name="T198" style:parent-style-name="DefaultParagraphFont" style:family="text">
      <style:text-properties style:font-name-complex="Arial"/>
    </style:style>
    <style:style style:name="T199" style:parent-style-name="DefaultParagraphFont" style:family="text">
      <style:text-properties style:font-name-complex="Arial"/>
    </style:style>
    <style:style style:name="T200" style:parent-style-name="DefaultParagraphFont" style:family="text">
      <style:text-properties style:font-name-complex="Arial"/>
    </style:style>
    <style:style style:name="T201" style:parent-style-name="DefaultParagraphFont" style:family="text">
      <style:text-properties style:font-name-complex="Arial"/>
    </style:style>
    <style:style style:name="T202" style:parent-style-name="DefaultParagraphFont" style:family="text">
      <style:text-properties style:font-name-complex="Arial"/>
    </style:style>
    <style:style style:name="T203" style:parent-style-name="DefaultParagraphFont" style:family="text">
      <style:text-properties style:font-name-complex="Arial"/>
    </style:style>
    <style:style style:name="T204" style:parent-style-name="DefaultParagraphFont" style:family="text">
      <style:text-properties style:font-name-complex="Arial"/>
    </style:style>
    <style:style style:name="T205" style:parent-style-name="DefaultParagraphFont" style:family="text">
      <style:text-properties style:font-name-complex="Arial"/>
    </style:style>
    <style:style style:name="T206" style:parent-style-name="DefaultParagraphFont" style:family="text">
      <style:text-properties style:font-name-complex="Arial"/>
    </style:style>
    <style:style style:name="T207" style:parent-style-name="DefaultParagraphFont" style:family="text">
      <style:text-properties style:font-name-complex="Arial"/>
    </style:style>
    <style:style style:name="T208" style:parent-style-name="DefaultParagraphFont" style:family="text">
      <style:text-properties style:font-name-complex="Arial"/>
    </style:style>
    <style:style style:name="T209" style:parent-style-name="DefaultParagraphFont" style:family="text">
      <style:text-properties style:font-name-complex="Arial"/>
    </style:style>
    <style:style style:name="T210" style:parent-style-name="DefaultParagraphFont" style:family="text">
      <style:text-properties style:font-name-complex="Arial"/>
    </style:style>
    <style:style style:name="T211" style:parent-style-name="DefaultParagraphFont" style:family="text">
      <style:text-properties style:font-name-complex="Arial"/>
    </style:style>
    <style:style style:name="T212" style:parent-style-name="DefaultParagraphFont" style:family="text">
      <style:text-properties style:font-name-complex="Arial"/>
    </style:style>
    <style:style style:name="T213" style:parent-style-name="DefaultParagraphFont" style:family="text">
      <style:text-properties style:font-name-complex="Arial"/>
    </style:style>
    <style:style style:name="T214" style:parent-style-name="DefaultParagraphFont" style:family="text">
      <style:text-properties style:font-name-complex="Arial"/>
    </style:style>
    <style:style style:name="T215" style:parent-style-name="DefaultParagraphFont" style:family="text">
      <style:text-properties style:font-name-complex="Arial"/>
    </style:style>
    <style:style style:name="T216" style:parent-style-name="DefaultParagraphFont" style:family="text">
      <style:text-properties style:font-name-complex="Arial"/>
    </style:style>
    <style:style style:name="T217" style:parent-style-name="DefaultParagraphFont" style:family="text">
      <style:text-properties style:font-name-complex="Arial"/>
    </style:style>
    <style:style style:name="T218" style:parent-style-name="DefaultParagraphFont" style:family="text">
      <style:text-properties style:font-name-complex="Arial"/>
    </style:style>
    <style:style style:name="T219" style:parent-style-name="DefaultParagraphFont" style:family="text">
      <style:text-properties style:font-name-complex="Arial"/>
    </style:style>
    <style:style style:name="T220" style:parent-style-name="DefaultParagraphFont" style:family="text">
      <style:text-properties style:font-name-complex="Arial"/>
    </style:style>
    <style:style style:name="T221" style:parent-style-name="DefaultParagraphFont" style:family="text">
      <style:text-properties style:font-name-complex="Arial"/>
    </style:style>
    <style:style style:name="T222" style:parent-style-name="DefaultParagraphFont" style:family="text">
      <style:text-properties style:font-name-complex="Arial"/>
    </style:style>
    <style:style style:name="T223" style:parent-style-name="DefaultParagraphFont" style:family="text">
      <style:text-properties style:font-name-complex="Arial"/>
    </style:style>
    <style:style style:name="T224" style:parent-style-name="DefaultParagraphFont" style:family="text">
      <style:text-properties style:font-name-complex="Arial"/>
    </style:style>
    <style:style style:name="T225" style:parent-style-name="DefaultParagraphFont" style:family="text">
      <style:text-properties style:font-name-complex="Arial"/>
    </style:style>
    <style:style style:name="T226" style:parent-style-name="DefaultParagraphFont" style:family="text">
      <style:text-properties style:font-name-complex="Arial"/>
    </style:style>
    <style:style style:name="T227" style:parent-style-name="DefaultParagraphFont" style:family="text">
      <style:text-properties style:font-name-complex="Arial"/>
    </style:style>
    <style:style style:name="T228" style:parent-style-name="DefaultParagraphFont" style:family="text">
      <style:text-properties style:font-name-complex="Arial"/>
    </style:style>
    <style:style style:name="T229" style:parent-style-name="DefaultParagraphFont" style:family="text">
      <style:text-properties style:font-name-complex="Arial"/>
    </style:style>
    <style:style style:name="T230" style:parent-style-name="DefaultParagraphFont" style:family="text">
      <style:text-properties style:font-name-complex="Arial"/>
    </style:style>
    <style:style style:name="T231" style:parent-style-name="DefaultParagraphFont" style:family="text">
      <style:text-properties style:font-name-complex="Arial"/>
    </style:style>
    <style:style style:name="T232" style:parent-style-name="DefaultParagraphFont" style:family="text">
      <style:text-properties style:font-name-complex="Arial"/>
    </style:style>
    <style:style style:name="T233" style:parent-style-name="DefaultParagraphFont" style:family="text">
      <style:text-properties style:font-name-complex="Arial"/>
    </style:style>
    <style:style style:name="T234" style:parent-style-name="DefaultParagraphFont" style:family="text">
      <style:text-properties style:font-name-complex="Arial"/>
    </style:style>
    <style:style style:name="T235" style:parent-style-name="DefaultParagraphFont" style:family="text">
      <style:text-properties style:font-name-complex="Arial"/>
    </style:style>
    <style:style style:name="T236" style:parent-style-name="DefaultParagraphFont" style:family="text">
      <style:text-properties style:font-name-complex="Arial"/>
    </style:style>
    <style:style style:name="T237" style:parent-style-name="DefaultParagraphFont" style:family="text">
      <style:text-properties style:font-name-complex="Arial"/>
    </style:style>
    <style:style style:name="T238" style:parent-style-name="DefaultParagraphFont" style:family="text">
      <style:text-properties style:font-name-complex="Arial"/>
    </style:style>
    <style:style style:name="T239" style:parent-style-name="DefaultParagraphFont" style:family="text">
      <style:text-properties style:font-name-complex="Arial"/>
    </style:style>
    <style:style style:name="T240" style:parent-style-name="DefaultParagraphFont" style:family="text">
      <style:text-properties style:font-name-complex="Arial"/>
    </style:style>
    <style:style style:name="T241" style:parent-style-name="DefaultParagraphFont" style:family="text">
      <style:text-properties style:font-name-complex="Arial"/>
    </style:style>
    <style:style style:name="T242" style:parent-style-name="DefaultParagraphFont" style:family="text">
      <style:text-properties style:font-name-complex="Arial"/>
    </style:style>
    <style:style style:name="T243" style:parent-style-name="DefaultParagraphFont" style:family="text">
      <style:text-properties style:font-name-complex="Arial"/>
    </style:style>
    <style:style style:name="T244" style:parent-style-name="DefaultParagraphFont" style:family="text">
      <style:text-properties style:font-name-complex="Arial"/>
    </style:style>
    <style:style style:name="T245" style:parent-style-name="DefaultParagraphFont" style:family="text">
      <style:text-properties style:font-name-complex="Arial"/>
    </style:style>
    <style:style style:name="T246" style:parent-style-name="DefaultParagraphFont" style:family="text">
      <style:text-properties style:font-name-complex="Arial"/>
    </style:style>
    <style:style style:name="T247" style:parent-style-name="DefaultParagraphFont" style:family="text">
      <style:text-properties style:font-name-complex="Arial"/>
    </style:style>
    <style:style style:name="T248" style:parent-style-name="DefaultParagraphFont" style:family="text">
      <style:text-properties style:font-name-complex="Arial"/>
    </style:style>
    <style:style style:name="T249" style:parent-style-name="DefaultParagraphFont" style:family="text">
      <style:text-properties style:font-name-complex="Arial"/>
    </style:style>
    <style:style style:name="T250" style:parent-style-name="DefaultParagraphFont" style:family="text">
      <style:text-properties style:font-name-complex="Arial"/>
    </style:style>
    <style:style style:name="P251" style:parent-style-name="Normal" style:family="paragraph">
      <style:paragraph-properties style:writing-mode="rl-tb"/>
    </style:style>
  </office:automatic-styles>
  <office:body>
    <office:text text:use-soft-page-breaks="true">
      <text:p text:style-name="P1"><text:span text:style-name="T2">در ا</text:span><text:span text:style-name="T3">ی</text:span><text:span text:style-name="T4">ن</text:span><text:span text:style-name="T5"><text:s/>کد، ابتدا تصو</text:span><text:span text:style-name="T6">ی</text:span><text:span text:style-name="T7">ر</text:span><text:span text:style-name="T8"><text:s/>را از فا</text:span><text:span text:style-name="T9">ی</text:span><text:span text:style-name="T10">ل</text:span><text:span text:style-name="T11"><text:s/>بارگذار</text:span><text:span text:style-name="T12">ی</text:span><text:span text:style-name="T13"><text:s/>م</text:span><text:span text:style-name="T14">ی‌</text:span><text:span text:style-name="T15">کن</text:span><text:span text:style-name="T16">ی</text:span><text:span text:style-name="T17">م</text:span><text:span text:style-name="T18"><text:s/>و سپس آن را به سه فضا</text:span><text:span text:style-name="T19">ی</text:span><text:span text:style-name="T20"><text:s/>رنگ</text:span><text:span text:style-name="T21">ی</text:span><text:span text:style-name="T22"><text:s/>مختلف تبد</text:span><text:span text:style-name="T23">ی</text:span><text:span text:style-name="T24">ل</text:span><text:span text:style-name="T25"><text:s/>م</text:span><text:span text:style-name="T26">ی‌</text:span><text:span text:style-name="T27">کن</text:span><text:span text:style-name="T28">ی</text:span><text:span text:style-name="T29">م</text:span>: RGB<text:span text:style-name="T30">،<text:s/></text:span>HSV<text:s/><text:span text:style-name="T31">و</text:span><text:s/>LAB.<text:s/><text:span text:style-name="T32">سپس تصاو</text:span><text:span text:style-name="T33">ی</text:span><text:span text:style-name="T34">ر</text:span><text:span text:style-name="T35"><text:s/>تبد</text:span><text:span text:style-name="T36">ی</text:span><text:span text:style-name="T37">ل‌شده</text:span><text:span text:style-name="T38"><text:s/>را به همراه نام مربوط به آن‌ها نما</text:span><text:span text:style-name="T39">ی</text:span><text:span text:style-name="T40">ش</text:span><text:span text:style-name="T41"><text:s/>م</text:span><text:span text:style-name="T42">ی‌</text:span><text:span text:style-name="T43">ده</text:span><text:span text:style-name="T44">ی</text:span><text:span text:style-name="T45">م</text:span>.</text:p>
      <text:p text:style-name="P46"><text:span text:style-name="T47">برا</text:span><text:span text:style-name="T48">ی</text:span><text:span text:style-name="T49"><text:s/>مقا</text:span><text:span text:style-name="T50">ی</text:span><text:span text:style-name="T51">سه</text:span><text:span text:style-name="T52"><text:s/>مدل‌ها</text:span><text:span text:style-name="T53">ی</text:span><text:span text:style-name="T54"><text:s/>رنگ</text:span><text:span text:style-name="T55">ی</text:span><text:span text:style-name="T56"><text:s/>به صورت خصوص</text:span><text:span text:style-name="T57">ی</text:span><text:span text:style-name="T58">ات</text:span><text:span text:style-name="T59">ی</text:span><text:span text:style-name="T60"><text:s/>م</text:span><text:span text:style-name="T61">ی‌</text:span><text:span text:style-name="T62">توان</text:span><text:span text:style-name="T63">ی</text:span><text:span text:style-name="T64">م</text:span><text:span text:style-name="T65"><text:s/>از و</text:span><text:span text:style-name="T66">ی</text:span><text:span text:style-name="T67">ژگ</text:span><text:span text:style-name="T68">ی‌</text:span><text:span text:style-name="T69">ها</text:span><text:span text:style-name="T70">ی</text:span><text:span text:style-name="T71"><text:s/>هر فضا</text:span><text:span text:style-name="T72">ی</text:span><text:span text:style-name="T73"><text:s/>رنگ</text:span><text:span text:style-name="T74">ی</text:span><text:span text:style-name="T75"><text:s/>استفاده کن</text:span><text:span text:style-name="T76">ی</text:span><text:span text:style-name="T77">م</text:span>:</text:p>
      <text:p text:style-name="P78">1.<text:tab/>RGB (Red-Green-Blue):</text:p>
      <text:p text:style-name="P79">•<text:tab/><text:span text:style-name="T80">مز</text:span><text:span text:style-name="T81">ی</text:span><text:span text:style-name="T82">ت</text:span><text:span text:style-name="T83">: سادگ</text:span><text:span text:style-name="T84">ی</text:span><text:span text:style-name="T85"><text:s/>و شناخت‌پذ</text:span><text:span text:style-name="T86">ی</text:span><text:span text:style-name="T87">ر</text:span><text:span text:style-name="T88">ی</text:span><text:span text:style-name="T89"><text:s/>بالا، استفاده مستق</text:span><text:span text:style-name="T90">ی</text:span><text:span text:style-name="T91">م</text:span><text:span text:style-name="T92"><text:s/>از کانال‌ها</text:span><text:span text:style-name="T93">ی</text:span><text:span text:style-name="T94"><text:s/>رنگ</text:span><text:span text:style-name="T95">ی</text:span>.</text:p>
      <text:p text:style-name="P96">•<text:tab/><text:span text:style-name="T97">معا</text:span><text:span text:style-name="T98">ی</text:span><text:span text:style-name="T99">ب</text:span><text:span text:style-name="T100">: عدم تع</text:span><text:span text:style-name="T101">یی</text:span><text:span text:style-name="T102">ن</text:span><text:span text:style-name="T103"><text:s/>رنگ‌ها</text:span><text:span text:style-name="T104">ی</text:span><text:span text:style-name="T105"><text:s/>اول</text:span><text:span text:style-name="T106">ی</text:span><text:span text:style-name="T107">ه</text:span><text:span text:style-name="T108"><text:s/>و جداکننده مختصر</text:span>.</text:p>
      <text:p text:style-name="P109">2.<text:tab/>HSV (Hue-Saturation-Value):</text:p>
      <text:p text:style-name="P110">•<text:tab/><text:span text:style-name="T111">مز</text:span><text:span text:style-name="T112">ی</text:span><text:span text:style-name="T113">ت</text:span><text:span text:style-name="T114">: مجزا</text:span><text:span text:style-name="T115">یی</text:span><text:span text:style-name="T116">ت</text:span><text:span text:style-name="T117"><text:s/>بالا برا</text:span><text:span text:style-name="T118">ی</text:span><text:span text:style-name="T119"><text:s/>رنگ‌ها، امکان تع</text:span><text:span text:style-name="T120">یی</text:span><text:span text:style-name="T121">ن</text:span><text:span text:style-name="T122"><text:s/>رنگ‌ها</text:span><text:span text:style-name="T123">ی</text:span><text:span text:style-name="T124"><text:s/>پا</text:span><text:span text:style-name="T125">ی</text:span><text:span text:style-name="T126">ه</text:span><text:span text:style-name="T127"><text:s/>و شدت رنگ</text:span>.</text:p>
      <text:p text:style-name="P128">•<text:tab/><text:span text:style-name="T129">معا</text:span><text:span text:style-name="T130">ی</text:span><text:span text:style-name="T131">ب</text:span><text:span text:style-name="T132">: پ</text:span><text:span text:style-name="T133">ی</text:span><text:span text:style-name="T134">چ</text:span><text:span text:style-name="T135">ی</text:span><text:span text:style-name="T136">دگ</text:span><text:span text:style-name="T137">ی</text:span><text:span text:style-name="T138"><text:s/>ب</text:span><text:span text:style-name="T139">ی</text:span><text:span text:style-name="T140">شتر</text:span><text:span text:style-name="T141"><text:s/>در تع</text:span><text:span text:style-name="T142">یی</text:span><text:span text:style-name="T143">ن</text:span><text:span text:style-name="T144"><text:s/>رنگ‌ها</text:span><text:span text:style-name="T145">ی</text:span><text:span text:style-name="T146"><text:s/>اول</text:span><text:span text:style-name="T147">ی</text:span><text:span text:style-name="T148">ه</text:span>.</text:p>
      <text:p text:style-name="P149">3.<text:tab/>LAB (Lightness-A/B):</text:p>
      <text:p text:style-name="P150">•<text:tab/><text:span text:style-name="T151">مز</text:span><text:span text:style-name="T152">ی</text:span><text:span text:style-name="T153">ت</text:span><text:span text:style-name="T154">: جداساز</text:span><text:span text:style-name="T155">ی</text:span><text:span text:style-name="T156"><text:s/>بالا</text:span><text:span text:style-name="T157">ی</text:span><text:span text:style-name="T158"><text:s/>رنگ‌ها و تع</text:span><text:span text:style-name="T159">یی</text:span><text:span text:style-name="T160">ن</text:span><text:span text:style-name="T161"><text:s/>تفاوت‌ها</text:span><text:span text:style-name="T162">ی</text:span><text:span text:style-name="T163"><text:s/>رنگ</text:span><text:span text:style-name="T164">ی</text:span><text:span text:style-name="T165"><text:s/>دق</text:span><text:span text:style-name="T166">ی</text:span><text:span text:style-name="T167">ق‌تر</text:span>.</text:p>
      <text:p text:style-name="P168">•<text:tab/><text:span text:style-name="T169">معا</text:span><text:span text:style-name="T170">ی</text:span><text:span text:style-name="T171">ب</text:span><text:span text:style-name="T172">: پ</text:span><text:span text:style-name="T173">ی</text:span><text:span text:style-name="T174">چ</text:span><text:span text:style-name="T175">ی</text:span><text:span text:style-name="T176">دگ</text:span><text:span text:style-name="T177">ی</text:span><text:span text:style-name="T178"><text:s/>بالا در تبد</text:span><text:span text:style-name="T179">ی</text:span><text:span text:style-name="T180">ل</text:span><text:span text:style-name="T181"><text:s/>و تع</text:span><text:span text:style-name="T182">یی</text:span><text:span text:style-name="T183">ن</text:span><text:span text:style-name="T184"><text:s/>رنگ‌ها</text:span><text:span text:style-name="T185">ی</text:span><text:span text:style-name="T186"><text:s/>اول</text:span><text:span text:style-name="T187">ی</text:span><text:span text:style-name="T188">ه</text:span>.</text:p>
      <text:p text:style-name="P189"><text:span text:style-name="T190">هر</text:span><text:span text:style-name="T191"><text:s/></text:span><text:span text:style-name="T192">ی</text:span><text:span text:style-name="T193">ک</text:span><text:span text:style-name="T194"><text:s/>از ا</text:span><text:span text:style-name="T195">ی</text:span><text:span text:style-name="T196">ن</text:span><text:span text:style-name="T197"><text:s/>فضاها</text:span><text:span text:style-name="T198">ی</text:span><text:span text:style-name="T199"><text:s/>رنگ</text:span><text:span text:style-name="T200">ی</text:span><text:span text:style-name="T201"><text:s/>به دلا</text:span><text:span text:style-name="T202">ی</text:span><text:span text:style-name="T203">ل</text:span><text:span text:style-name="T204"><text:s/>خاص خود برا</text:span><text:span text:style-name="T205">ی</text:span><text:span text:style-name="T206"><text:s/>کاربردها</text:span><text:span text:style-name="T207">ی</text:span><text:span text:style-name="T208"><text:s/>خاص مناسب هستند. مثلاً</text:span><text:s/>HSV<text:s/><text:span text:style-name="T209">برا</text:span><text:span text:style-name="T210">ی</text:span><text:span text:style-name="T211"><text:s/>تشخ</text:span><text:span text:style-name="T212">ی</text:span><text:span text:style-name="T213">ص</text:span><text:span text:style-name="T214"><text:s/>و پ</text:span><text:span text:style-name="T215">ی</text:span><text:span text:style-name="T216">گ</text:span><text:span text:style-name="T217">ی</text:span><text:span text:style-name="T218">ر</text:span><text:span text:style-name="T219">ی</text:span><text:span text:style-name="T220"><text:s/>رنگ‌ها در تصاو</text:span><text:span text:style-name="T221">ی</text:span><text:span text:style-name="T222">ر</text:span><text:span text:style-name="T223"><text:s/>مف</text:span><text:span text:style-name="T224">ی</text:span><text:span text:style-name="T225">د</text:span><text:span text:style-name="T226"><text:s/>است، در حال</text:span><text:span text:style-name="T227">ی</text:span><text:span text:style-name="T228"><text:s/>که</text:span><text:s/>LAB<text:s/><text:span text:style-name="T229">برا</text:span><text:span text:style-name="T230">ی</text:span><text:span text:style-name="T231"><text:s/>کارها</text:span><text:span text:style-name="T232">ی</text:span><text:span text:style-name="T233"><text:s/>پ</text:span><text:span text:style-name="T234">ی</text:span><text:span text:style-name="T235">شرفته‌تر</text:span><text:span text:style-name="T236"><text:s/>مثل تفک</text:span><text:span text:style-name="T237">ی</text:span><text:span text:style-name="T238">ک</text:span><text:span text:style-name="T239"><text:s/>و</text:span><text:span text:style-name="T240">ی</text:span><text:span text:style-name="T241">ژگ</text:span><text:span text:style-name="T242">ی‌</text:span><text:span text:style-name="T243">ها</text:span><text:span text:style-name="T244">ی</text:span><text:span text:style-name="T245"><text:s/>رنگ</text:span><text:span text:style-name="T246">ی</text:span><text:span text:style-name="T247"><text:s/>دق</text:span><text:span text:style-name="T248">ی</text:span><text:span text:style-name="T249">ق‌تر</text:span><text:span text:style-name="T250"><text:s/>کاربرد دارد</text:span>.</text:p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i wolf</meta:initial-creator>
    <dc:creator>mori wolf</dc:creator>
    <meta:creation-date>2024-05-09T05:02:00Z</meta:creation-date>
    <dc:date>2024-05-09T05:09:00Z</dc:date>
    <meta:template xlink:href="Normal.dotm" xlink:type="simple"/>
    <meta:editing-cycles>1</meta:editing-cycles>
    <meta:editing-duration>PT420S</meta:editing-duration>
    <meta:document-statistic meta:page-count="1" meta:paragraph-count="1" meta:word-count="137" meta:character-count="921" meta:row-count="6" meta:non-whitespace-character-count="785"/>
  </office:meta>
</office:document-meta>
</file>